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Video linkes Bein Tim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Zeitpunkt im Video</text:p>
          </table:table-cell>
          <table:table-cell office:value-type="string">
            <text:p>Zeitpunkt in den Logdaten</text:p>
          </table:table-cell>
        </table:table-row>
        <table:table-row table:style-name="ro1">
          <table:table-cell/>
          <table:table-cell table:number-columns-repeated="2" office:value-type="string">
            <text:p>in s</text:p>
          </table:table-cell>
        </table:table-row>
        <table:table-row table:style-name="ro2">
          <table:table-cell office:value-type="string">
            <text:p>Start Logging</text:p>
          </table:table-cell>
          <table:table-cell office:value-type="float" office:value="3.1">
            <text:p>3,1</text:p>
          </table:table-cell>
          <table:table-cell table:formula="of:=[.B5]-[.B5]" office:value-type="float" office:value="0">
            <text:p>0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4">
            <text:p>4</text:p>
          </table:table-cell>
          <table:table-cell table:formula="of:=[.B6]-[.B5]" office:value-type="float" office:value="0.9">
            <text:p>0,9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5">
            <text:p>5</text:p>
          </table:table-cell>
          <table:table-cell table:formula="of:=[.B7]-[.B5]" office:value-type="float" office:value="1.9">
            <text:p>1,9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7.1">
            <text:p>7,1</text:p>
          </table:table-cell>
          <table:table-cell table:formula="of:=[.B8]-[.B5]" office:value-type="float" office:value="4">
            <text:p>4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9.5">
            <text:p>9,5</text:p>
          </table:table-cell>
          <table:table-cell table:formula="of:=[.B9]-[.B5]" office:value-type="float" office:value="6.4">
            <text:p>6,4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10.4">
            <text:p>10,4</text:p>
          </table:table-cell>
          <table:table-cell table:formula="of:=[.B10]-[.B5]" office:value-type="float" office:value="7.3">
            <text:p>7,3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13.1">
            <text:p>13,1</text:p>
          </table:table-cell>
          <table:table-cell table:formula="of:=[.B11]-[.B5]" office:value-type="float" office:value="10">
            <text:p>10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15.2">
            <text:p>15,2</text:p>
          </table:table-cell>
          <table:table-cell table:formula="of:=[.B12]-[.B5]" office:value-type="float" office:value="12.1">
            <text:p>12,1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16.7">
            <text:p>16,7</text:p>
          </table:table-cell>
          <table:table-cell table:formula="of:=[.B13]-[.B5]" office:value-type="float" office:value="13.6">
            <text:p>13,6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19.4">
            <text:p>19,4</text:p>
          </table:table-cell>
          <table:table-cell table:formula="of:=[.B14]-[.B5]" office:value-type="float" office:value="16.3">
            <text:p>16,3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22.4">
            <text:p>22,4</text:p>
          </table:table-cell>
          <table:table-cell table:formula="of:=[.B15]-[.B5]" office:value-type="float" office:value="19.3">
            <text:p>19,3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22.8">
            <text:p>22,8</text:p>
          </table:table-cell>
          <table:table-cell table:formula="of:=[.B16]-[.B5]" office:value-type="float" office:value="19.7">
            <text:p>19,7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26.3">
            <text:p>26,3</text:p>
          </table:table-cell>
          <table:table-cell table:formula="of:=[.B17]-[.B5]" office:value-type="float" office:value="23.2">
            <text:p>23,2</text:p>
          </table:table-cell>
        </table:table-row>
        <table:table-row table:style-name="ro1">
          <table:table-cell office:value-type="string">
            <text:p>Anfang Bein hoch</text:p>
          </table:table-cell>
          <table:table-cell office:value-type="float" office:value="28.6">
            <text:p>28,6</text:p>
          </table:table-cell>
          <table:table-cell table:formula="of:=[.B18]-[.B5]" office:value-type="float" office:value="25.5">
            <text:p>25,5</text:p>
          </table:table-cell>
        </table:table-row>
        <table:table-row table:style-name="ro1">
          <table:table-cell office:value-type="string">
            <text:p>Bein oben</text:p>
          </table:table-cell>
          <table:table-cell office:value-type="float" office:value="30.3">
            <text:p>30,3</text:p>
          </table:table-cell>
          <table:table-cell table:formula="of:=[.B19]-[.B5]" office:value-type="float" office:value="27.2">
            <text:p>27,2</text:p>
          </table:table-cell>
        </table:table-row>
        <table:table-row table:style-name="ro1">
          <table:table-cell office:value-type="string">
            <text:p>Bein unten</text:p>
          </table:table-cell>
          <table:table-cell table:style-name="ce2" office:value-type="float" office:value="33.2">
            <text:p>33,2</text:p>
          </table:table-cell>
          <table:table-cell table:formula="of:=[.B20]-[.B5]" office:value-type="float" office:value="30.1">
            <text:p>30,1</text:p>
          </table:table-cell>
        </table:table-row>
        <table:table-row table:style-name="ro2">
          <table:table-cell office:value-type="string">
            <text:p>Ende Logging</text:p>
          </table:table-cell>
          <table:table-cell office:value-type="float" office:value="38.2">
            <text:p>38,2</text:p>
          </table:table-cell>
          <table:table-cell table:formula="of:=[.B21]-[.B5]" office:value-type="float" office:value="35.1">
            <text:p>35,1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21.10.2013</text:date>, <text:time>11:35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1:20:44.91</meta:creation-date>
    <dc:date>2013-10-21T11:35:57.86</dc:date>
    <meta:editing-duration>PT15M13S</meta:editing-duration>
    <meta:editing-cycles>3</meta:editing-cycles>
    <meta:generator>OpenOffice.org/3.4.1$Win32 OpenOffice.org_project/341m1$Build-9593</meta:generator>
    <meta:document-statistic meta:table-count="3" meta:cell-count="56" meta:object-count="0"/>
  </office:meta>
</office:document-meta>
</file>